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color="#ffffff" style:font-name="Arial Black1" fo:font-size="54pt" fo:font-weight="bold" style:font-size-asian="54pt" style:font-size-complex="54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font-name="Arial Black1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rzyjaciela mam</text:span><text:span text:style-name="T1"><text:line-break/></text:span><text:span text:style-name="T1">co pociesza mnie,</text:span><text:span text:style-name="T1"><text:line-break/></text:span><text:span text:style-name="T1">gdy o Jego ramię oprę się.</text:span><text:span text:style-name="T1"><text:line-break/></text:span><text:span text:style-name="T1">W Nim nadzieję mam,</text:span><text:span text:style-name="T1"><text:line-break/></text:span><text:span text:style-name="T1">uleciał strach,</text:span><text:span text:style-name="T1"><text:line-break/></text:span><text:span text:style-name="T1">On najbliżej jest</text:span><text:span text:style-name="T1"><text:line-break/></text:span><text:span text:style-name="T1">zawsze troszczy s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Królów Król</text:span><text:span text:style-name="T2"><text:line-break/></text:span><text:span text:style-name="T2">z nami Bóg /x2</text:span><text:span text:style-name="T2"><text:line-break/></text:span><text:span text:style-name="T2">Jezus, Jezus,</text:span><text:span text:style-name="T2"><text:line-break/></text:span><text:span text:style-name="T2">Jezus, tylko Jez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12-09T21:47:57</meta:creation-date>
    <dc:date>2014-09-29T18:55:31.666000000</dc:date>
    <dc:language>pl-PL</dc:language>
    <meta:editing-cycles>8</meta:editing-cycles>
    <meta:editing-duration>PT3M34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